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1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10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009C1CC0</text:p>
          </table:table-cell>
          <table:table-cell table:style-name="ce28" office:value-type="string">
            <text:p>DARKSOULS.exe+5C1CC0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5C]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+0x0070</text:p>
          </table:table-cell>
          <table:table-cell office:value-type="string">
            <text:p>Pointer</text:p>
          </table:table-cell>
          <table:table-cell table:style-name="ce2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2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2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2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2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2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2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2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2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2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2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9"/>
          <table:table-cell table:style-name="ce29"/>
          <table:table-cell table:style-name="ce9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9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9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10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2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9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9" table:number-columns-repeated="1023"/>
        </table:table-row>
        <table:table-row table:style-name="ro3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4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4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2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10480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6/26/2016</text:date>, <text:time>06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6-26T06:11:09</dc:date>
    <meta:editing-duration>P7DT3H26M39S</meta:editing-duration>
    <meta:editing-cycles>407</meta:editing-cycles>
    <meta:generator>OpenOffice/4.1.2$Win32 OpenOffice.org_project/412m3$Build-9782</meta:generator>
    <meta:document-statistic meta:table-count="9" meta:cell-count="2466" meta:object-count="0"/>
  </office:meta>
</office:document-meta>
</file>